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</style:style>
    <style:style style:name="T24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7" style:parent-style-name="Standard" style:family="paragraph">
      <style:paragraph-properties fo:text-align="center" fo:margin-left="-0.827in">
        <style:tab-stops/>
      </style:paragraph-properties>
    </style:style>
    <style:style style:name="P28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9" style:parent-style-name="Standard" style:family="paragraph">
      <style:text-properties fo:color="#E7A8E5"/>
    </style:style>
    <style:style style:name="P30" style:parent-style-name="Unterschrift" style:family="paragraph">
      <style:text-properties style:font-name="Calibri Light" style:font-name-complex="Calibri Ligh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dukt Vision und Anforderungskatalog</text:p>
      <text:p text:style-name="P23"><text:span text:style-name="T24"><draw:frame draw:id="id6" draw:style-name="a6" draw:name="Picture 1" text:anchor-type="as-char" svg:x="0in" svg:y="0in" svg:width="7.95903in" svg:height="4.66528in" style:rel-width="scale" style:rel-height="scale"><draw:image xlink:href="media/image1.png" xlink:type="simple" xlink:show="embed" xlink:actuate="onLoad"/><svg:title/><svg:desc>C:\Users\Ally\AppData\Local\Microsoft\Windows\INetCache\Content.Word\yeyy.png</svg:desc></draw:frame></text:span></text:p>
      <text:p text:style-name="P25"/>
      <text:p text:style-name="P26"/>
      <text:p text:style-name="P27"/>
      <text:p text:style-name="P28"/>
      <text:p text:style-name="P29"/>
      <text:p text:style-name="Anrede"/>
      <text:p text:style-name="Anrede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20:00:00Z</dc:date>
    <meta:template xlink:href="Briefkopf%20Erdfarben.dotx" xlink:type="simple"/>
    <meta:editing-cycles>16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6" meta:character-count="48" meta:row-count="1" meta:non-whitespace-character-count="43"/>
  </office:meta>
</office:document-meta>
</file>